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print one to 10 numbers</text:p>
      <text:p text:style-name="Standard"/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2.19449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2" text:anchor-type="paragraph" svg:x="0.03268in" svg:y="3.08819in" svg:width="6.69291in" svg:height="1.89803in" style:rel-width="scale" style:rel-height="scale"><draw:image xlink:href="media/image2.png" xlink:type="simple" xlink:show="embed" xlink:actuate="onLoad"/><svg:title/><svg:desc/></draw:frame></text:span><text:s text:c="2"/></text:p>
      <text:p text:style-name="Standard"/>
      <text:p text:style-name="Standard"/>
      <text:p text:style-name="Standard">find the largest programs</text:p>
      <text:p text:style-name="Standard"/>
      <text:p text:style-name="Standard"/>
      <text:p text:style-name="Standard">find average of the num</text:p>
      <text:p text:style-name="Standard"/>
      <text:p text:style-name="Standard"/>
      <text:p text:style-name="Standard"/>
      <text:p text:style-name="Standard"><text:span text:style-name="T4"><draw:frame draw:z-index="2" draw:style-name="a2" draw:name="Image4" text:anchor-type="paragraph" svg:x="0.02083in" svg:y="0.01458in" svg:width="4.84528in" svg:height="1.9555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Standard">Shell program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2-05-25T14:23:00Z</meta:creation-date>
    <dc:date>2022-06-09T22:44:00Z</dc:date>
    <meta:template xlink:href="Normal" xlink:type="simple"/>
    <meta:editing-cycles>2</meta:editing-cycles>
    <meta:editing-duration>PT540S</meta:editing-duration>
    <meta:document-statistic meta:page-count="1" meta:paragraph-count="1" meta:word-count="14" meta:character-count="96" meta:row-count="1" meta:non-whitespace-character-count="83"/>
  </office:meta>
</office:document-meta>
</file>